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acbf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acbf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acbf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6acbfd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6e1829" officeooo:paragraph-rsid="036e182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02bd662" officeooo:paragraph-rsid="024b9c8f"/>
    </style:style>
    <style:style style:name="P8" style:family="paragraph" style:parent-style-name="Text_20_body">
      <style:text-properties officeooo:rsid="036e1829" officeooo:paragraph-rsid="036e182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9.3.2 Editors - UV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Tool Tab<text:tab/>1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P7"/>
      <text:p text:style-name="P8">The tool tab contains the settings from the tools in the tool shelf. These settings are already described in the tool shelf chapters. So here is nothing left to document. </text:p>
      <text:p text:style-name="P8">Please have a look in the tool shelf chapters for the corresponding too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9.3.2 Editors - UV Editor - Sidebar - Tool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35M9S</meta:editing-duration>
    <meta:editing-cycles>810</meta:editing-cycles>
    <meta:generator>LibreOffice/25.2.7.2$Windows_X86_64 LibreOffice_project/5cbfd1ab6520636bb5f7b99185aa69bd7456825d</meta:generator>
    <dc:date>2026-02-08T20:49:58.501291600</dc:date>
    <meta:document-statistic meta:table-count="2" meta:image-count="1" meta:object-count="0" meta:page-count="1" meta:paragraph-count="8" meta:word-count="77" meta:character-count="409" meta:non-whitespace-character-count="335"/>
    <meta:template xlink:type="simple" xlink:actuate="onRequest" xlink:title="standard1cm" xlink:href="../../../AppData/Roaming/LibreOffice/4/user/template/standard1cm.ott" meta:date="2016-03-29T10:15:31.334000000"/>
  </office:meta>
</office:document-meta>
</file>